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?&gt;</text:p>
      <text:p text:style-name="Preformatted_20_Text">&lt;PC-Compounds</text:p>
      <text:p text:style-name="Preformatted_20_Text"><text:s text:c="4"/>xmlns="http://www.ncbi.nlm.nih.gov"</text:p>
      <text:p text:style-name="Preformatted_20_Text"><text:s text:c="4"/>xmlns:xs="http://www.w3.org/2001/XMLSchema-instance"</text:p>
      <text:p text:style-name="Preformatted_20_Text"><text:s text:c="4"/>xs:schemaLocation="http://www.ncbi.nlm.nih.gov ftp://ftp.ncbi.nlm.nih.gov/pubchem/specifications/pubchem.xsd"</text:p>
      <text:p text:style-name="Preformatted_20_Text">&gt;</text:p>
      <text:p text:style-name="Preformatted_20_Text"><text:s text:c="2"/>&lt;PC-Compound&gt;</text:p>
      <text:p text:style-name="Preformatted_20_Text"><text:s text:c="4"/>&lt;PC-Compound_id&gt;</text:p>
      <text:p text:style-name="Preformatted_20_Text"><text:s text:c="6"/>&lt;PC-CompoundType&gt;</text:p>
      <text:p text:style-name="Preformatted_20_Text"><text:s text:c="8"/>&lt;PC-CompoundType_id&gt;</text:p>
      <text:p text:style-name="Preformatted_20_Text"><text:s text:c="10"/>&lt;PC-CompoundType_id_cid&gt;135398634&lt;/PC-CompoundType_id_cid&gt;</text:p>
      <text:p text:style-name="Preformatted_20_Text"><text:s text:c="8"/>&lt;/PC-CompoundType_id&gt;</text:p>
      <text:p text:style-name="Preformatted_20_Text"><text:s text:c="6"/>&lt;/PC-CompoundType&gt;</text:p>
      <text:p text:style-name="Preformatted_20_Text"><text:s text:c="4"/>&lt;/PC-Compound_id&gt;</text:p>
      <text:p text:style-name="Preformatted_20_Text"><text:s text:c="4"/>&lt;PC-Compound_atoms&gt;</text:p>
      <text:p text:style-name="Preformatted_20_Text"><text:s text:c="6"/>&lt;PC-Atoms&gt;</text:p>
      <text:p text:style-name="Preformatted_20_Text"><text:s text:c="8"/>&lt;PC-Atoms_aid&gt;</text:p>
      <text:p text:style-name="Preformatted_20_Text"><text:s text:c="10"/>&lt;PC-Atoms_aid_E&gt;1&lt;/PC-Atoms_aid_E&gt;</text:p>
      <text:p text:style-name="Preformatted_20_Text"><text:s text:c="10"/>&lt;PC-Atoms_aid_E&gt;2&lt;/PC-Atoms_aid_E&gt;</text:p>
      <text:p text:style-name="Preformatted_20_Text"><text:s text:c="10"/>&lt;PC-Atoms_aid_E&gt;3&lt;/PC-Atoms_aid_E&gt;</text:p>
      <text:p text:style-name="Preformatted_20_Text"><text:soft-page-break/><text:s text:c="10"/>&lt;PC-Atoms_aid_E&gt;4&lt;/PC-Atoms_aid_E&gt;</text:p>
      <text:p text:style-name="Preformatted_20_Text"><text:s text:c="10"/>&lt;PC-Atoms_aid_E&gt;5&lt;/PC-Atoms_aid_E&gt;</text:p>
      <text:p text:style-name="Preformatted_20_Text"><text:s text:c="10"/>&lt;PC-Atoms_aid_E&gt;6&lt;/PC-Atoms_aid_E&gt;</text:p>
      <text:p text:style-name="Preformatted_20_Text"><text:s text:c="10"/>&lt;PC-Atoms_aid_E&gt;7&lt;/PC-Atoms_aid_E&gt;</text:p>
      <text:p text:style-name="Preformatted_20_Text"><text:s text:c="10"/>&lt;PC-Atoms_aid_E&gt;8&lt;/PC-Atoms_aid_E&gt;</text:p>
      <text:p text:style-name="Preformatted_20_Text"><text:s text:c="10"/>&lt;PC-Atoms_aid_E&gt;9&lt;/PC-Atoms_aid_E&gt;</text:p>
      <text:p text:style-name="Preformatted_20_Text"><text:s text:c="10"/>&lt;PC-Atoms_aid_E&gt;10&lt;/PC-Atoms_aid_E&gt;</text:p>
      <text:p text:style-name="Preformatted_20_Text"><text:s text:c="10"/>&lt;PC-Atoms_aid_E&gt;11&lt;/PC-Atoms_aid_E&gt;</text:p>
      <text:p text:style-name="Preformatted_20_Text"><text:s text:c="10"/>&lt;PC-Atoms_aid_E&gt;12&lt;/PC-Atoms_aid_E&gt;</text:p>
      <text:p text:style-name="Preformatted_20_Text"><text:s text:c="10"/>&lt;PC-Atoms_aid_E&gt;13&lt;/PC-Atoms_aid_E&gt;</text:p>
      <text:p text:style-name="Preformatted_20_Text"><text:s text:c="10"/>&lt;PC-Atoms_aid_E&gt;14&lt;/PC-Atoms_aid_E&gt;</text:p>
      <text:p text:style-name="Preformatted_20_Text"><text:s text:c="10"/>&lt;PC-Atoms_aid_E&gt;15&lt;/PC-Atoms_aid_E&gt;</text:p>
      <text:p text:style-name="Preformatted_20_Text"><text:s text:c="10"/>&lt;PC-Atoms_aid_E&gt;16&lt;/PC-Atoms_aid_E&gt;</text:p>
      <text:p text:style-name="Preformatted_20_Text"><text:s text:c="8"/>&lt;/PC-Atoms_aid&gt;</text:p>
      <text:p text:style-name="Preformatted_20_Text"><text:s text:c="8"/>&lt;PC-Atoms_element&gt;</text:p>
      <text:p text:style-name="Preformatted_20_Text"><text:s text:c="10"/>&lt;PC-Element value="o"&gt;8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oft-page-break/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8"/>&lt;/PC-Atoms_element&gt;</text:p>
      <text:p text:style-name="Preformatted_20_Text"><text:s text:c="6"/>&lt;/PC-Atoms&gt;</text:p>
      <text:p text:style-name="Preformatted_20_Text"><text:s text:c="4"/>&lt;/PC-Compound_atoms&gt;</text:p>
      <text:p text:style-name="Preformatted_20_Text"><text:s text:c="4"/>&lt;PC-Compound_bonds&gt;</text:p>
      <text:p text:style-name="Preformatted_20_Text"><text:s text:c="6"/>&lt;PC-Bonds&gt;</text:p>
      <text:p text:style-name="Preformatted_20_Text"><text:s text:c="8"/>&lt;PC-Bonds_aid1&gt;</text:p>
      <text:p text:style-name="Preformatted_20_Text"><text:s text:c="10"/>&lt;PC-Bonds_aid1_E&gt;1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3&lt;/PC-Bonds_aid1_E&gt;</text:p>
      <text:p text:style-name="Preformatted_20_Text"><text:soft-page-break/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4&lt;/PC-Bonds_aid1_E&gt;</text:p>
      <text:p text:style-name="Preformatted_20_Text"><text:s text:c="10"/>&lt;PC-Bonds_aid1_E&gt;4&lt;/PC-Bonds_aid1_E&gt;</text:p>
      <text:p text:style-name="Preformatted_20_Text"><text:s text:c="10"/>&lt;PC-Bonds_aid1_E&gt;5&lt;/PC-Bonds_aid1_E&gt;</text:p>
      <text:p text:style-name="Preformatted_20_Text"><text:s text:c="10"/>&lt;PC-Bonds_aid1_E&gt;5&lt;/PC-Bonds_aid1_E&gt;</text:p>
      <text:p text:style-name="Preformatted_20_Text"><text:s text:c="10"/>&lt;PC-Bonds_aid1_E&gt;6&lt;/PC-Bonds_aid1_E&gt;</text:p>
      <text:p text:style-name="Preformatted_20_Text"><text:s text:c="10"/>&lt;PC-Bonds_aid1_E&gt;6&lt;/PC-Bonds_aid1_E&gt;</text:p>
      <text:p text:style-name="Preformatted_20_Text"><text:s text:c="10"/>&lt;PC-Bonds_aid1_E&gt;6&lt;/PC-Bonds_aid1_E&gt;</text:p>
      <text:p text:style-name="Preformatted_20_Text"><text:s text:c="10"/>&lt;PC-Bonds_aid1_E&gt;7&lt;/PC-Bonds_aid1_E&gt;</text:p>
      <text:p text:style-name="Preformatted_20_Text"><text:s text:c="10"/>&lt;PC-Bonds_aid1_E&gt;7&lt;/PC-Bonds_aid1_E&gt;</text:p>
      <text:p text:style-name="Preformatted_20_Text"><text:s text:c="10"/>&lt;PC-Bonds_aid1_E&gt;11&lt;/PC-Bonds_aid1_E&gt;</text:p>
      <text:p text:style-name="Preformatted_20_Text"><text:s text:c="8"/>&lt;/PC-Bonds_aid1&gt;</text:p>
      <text:p text:style-name="Preformatted_20_Text"><text:s text:c="8"/>&lt;PC-Bonds_aid2&gt;</text:p>
      <text:p text:style-name="Preformatted_20_Text"><text:s text:c="10"/>&lt;PC-Bonds_aid2_E&gt;9&lt;/PC-Bonds_aid2_E&gt;</text:p>
      <text:p text:style-name="Preformatted_20_Text"><text:s text:c="10"/>&lt;PC-Bonds_aid2_E&gt;7&lt;/PC-Bonds_aid2_E&gt;</text:p>
      <text:p text:style-name="Preformatted_20_Text"><text:s text:c="10"/>&lt;PC-Bonds_aid2_E&gt;11&lt;/PC-Bonds_aid2_E&gt;</text:p>
      <text:p text:style-name="Preformatted_20_Text"><text:s text:c="10"/>&lt;PC-Bonds_aid2_E&gt;12&lt;/PC-Bonds_aid2_E&gt;</text:p>
      <text:p text:style-name="Preformatted_20_Text"><text:s text:c="10"/>&lt;PC-Bonds_aid2_E&gt;9&lt;/PC-Bonds_aid2_E&gt;</text:p>
      <text:p text:style-name="Preformatted_20_Text"><text:s text:c="10"/>&lt;PC-Bonds_aid2_E&gt;10&lt;/PC-Bonds_aid2_E&gt;</text:p>
      <text:p text:style-name="Preformatted_20_Text"><text:s text:c="10"/>&lt;PC-Bonds_aid2_E&gt;13&lt;/PC-Bonds_aid2_E&gt;</text:p>
      <text:p text:style-name="Preformatted_20_Text"><text:soft-page-break/><text:s text:c="10"/>&lt;PC-Bonds_aid2_E&gt;8&lt;/PC-Bonds_aid2_E&gt;</text:p>
      <text:p text:style-name="Preformatted_20_Text"><text:s text:c="10"/>&lt;PC-Bonds_aid2_E&gt;10&lt;/PC-Bonds_aid2_E&gt;</text:p>
      <text:p text:style-name="Preformatted_20_Text"><text:s text:c="10"/>&lt;PC-Bonds_aid2_E&gt;8&lt;/PC-Bonds_aid2_E&gt;</text:p>
      <text:p text:style-name="Preformatted_20_Text"><text:s text:c="10"/>&lt;PC-Bonds_aid2_E&gt;11&lt;/PC-Bonds_aid2_E&gt;</text:p>
      <text:p text:style-name="Preformatted_20_Text"><text:s text:c="10"/>&lt;PC-Bonds_aid2_E&gt;10&lt;/PC-Bonds_aid2_E&gt;</text:p>
      <text:p text:style-name="Preformatted_20_Text"><text:s text:c="10"/>&lt;PC-Bonds_aid2_E&gt;15&lt;/PC-Bonds_aid2_E&gt;</text:p>
      <text:p text:style-name="Preformatted_20_Text"><text:s text:c="10"/>&lt;PC-Bonds_aid2_E&gt;16&lt;/PC-Bonds_aid2_E&gt;</text:p>
      <text:p text:style-name="Preformatted_20_Text"><text:s text:c="10"/>&lt;PC-Bonds_aid2_E&gt;8&lt;/PC-Bonds_aid2_E&gt;</text:p>
      <text:p text:style-name="Preformatted_20_Text"><text:s text:c="10"/>&lt;PC-Bonds_aid2_E&gt;9&lt;/PC-Bonds_aid2_E&gt;</text:p>
      <text:p text:style-name="Preformatted_20_Text"><text:s text:c="10"/>&lt;PC-Bonds_aid2_E&gt;14&lt;/PC-Bonds_aid2_E&gt;</text:p>
      <text:p text:style-name="Preformatted_20_Text"><text:s text:c="8"/>&lt;/PC-Bonds_aid2&gt;</text:p>
      <text:p text:style-name="Preformatted_20_Text"><text:s text:c="8"/>&lt;PC-Bonds_order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oft-page-break/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8"/>&lt;/PC-Bonds_order&gt;</text:p>
      <text:p text:style-name="Preformatted_20_Text"><text:s text:c="6"/>&lt;/PC-Bonds&gt;</text:p>
      <text:p text:style-name="Preformatted_20_Text"><text:s text:c="4"/>&lt;/PC-Compound_bonds&gt;</text:p>
      <text:p text:style-name="Preformatted_20_Text"><text:s text:c="4"/>&lt;PC-Compound_coords&gt;</text:p>
      <text:p text:style-name="Preformatted_20_Text"><text:s text:c="6"/>&lt;PC-Coordinates&gt;</text:p>
      <text:p text:style-name="Preformatted_20_Text"><text:s text:c="8"/>&lt;PC-Coordinates_type&gt;</text:p>
      <text:p text:style-name="Preformatted_20_Text"><text:s text:c="10"/>&lt;PC-CoordinateType value="threed"&gt;2&lt;/PC-CoordinateType&gt;</text:p>
      <text:p text:style-name="Preformatted_20_Text"><text:s text:c="10"/>&lt;PC-CoordinateType value="computed"&gt;5&lt;/PC-CoordinateType&gt;</text:p>
      <text:p text:style-name="Preformatted_20_Text"><text:s text:c="10"/>&lt;PC-CoordinateType value="units-angstroms"&gt;10&lt;/PC-CoordinateType&gt;</text:p>
      <text:p text:style-name="Preformatted_20_Text"><text:s text:c="8"/>&lt;/PC-Coordinates_type&gt;</text:p>
      <text:p text:style-name="Preformatted_20_Text"><text:s text:c="8"/>&lt;PC-Coordinates_aid&gt;</text:p>
      <text:p text:style-name="Preformatted_20_Text"><text:s text:c="10"/>&lt;PC-Coordinates_aid_E&gt;1&lt;/PC-Coordinates_aid_E&gt;</text:p>
      <text:p text:style-name="Preformatted_20_Text"><text:s text:c="10"/>&lt;PC-Coordinates_aid_E&gt;2&lt;/PC-Coordinates_aid_E&gt;</text:p>
      <text:p text:style-name="Preformatted_20_Text"><text:soft-page-break/><text:s text:c="10"/>&lt;PC-Coordinates_aid_E&gt;3&lt;/PC-Coordinates_aid_E&gt;</text:p>
      <text:p text:style-name="Preformatted_20_Text"><text:s text:c="10"/>&lt;PC-Coordinates_aid_E&gt;4&lt;/PC-Coordinates_aid_E&gt;</text:p>
      <text:p text:style-name="Preformatted_20_Text"><text:s text:c="10"/>&lt;PC-Coordinates_aid_E&gt;5&lt;/PC-Coordinates_aid_E&gt;</text:p>
      <text:p text:style-name="Preformatted_20_Text"><text:s text:c="10"/>&lt;PC-Coordinates_aid_E&gt;6&lt;/PC-Coordinates_aid_E&gt;</text:p>
      <text:p text:style-name="Preformatted_20_Text"><text:s text:c="10"/>&lt;PC-Coordinates_aid_E&gt;7&lt;/PC-Coordinates_aid_E&gt;</text:p>
      <text:p text:style-name="Preformatted_20_Text"><text:s text:c="10"/>&lt;PC-Coordinates_aid_E&gt;8&lt;/PC-Coordinates_aid_E&gt;</text:p>
      <text:p text:style-name="Preformatted_20_Text"><text:s text:c="10"/>&lt;PC-Coordinates_aid_E&gt;9&lt;/PC-Coordinates_aid_E&gt;</text:p>
      <text:p text:style-name="Preformatted_20_Text"><text:s text:c="10"/>&lt;PC-Coordinates_aid_E&gt;10&lt;/PC-Coordinates_aid_E&gt;</text:p>
      <text:p text:style-name="Preformatted_20_Text"><text:s text:c="10"/>&lt;PC-Coordinates_aid_E&gt;11&lt;/PC-Coordinates_aid_E&gt;</text:p>
      <text:p text:style-name="Preformatted_20_Text"><text:s text:c="10"/>&lt;PC-Coordinates_aid_E&gt;12&lt;/PC-Coordinates_aid_E&gt;</text:p>
      <text:p text:style-name="Preformatted_20_Text"><text:s text:c="10"/>&lt;PC-Coordinates_aid_E&gt;13&lt;/PC-Coordinates_aid_E&gt;</text:p>
      <text:p text:style-name="Preformatted_20_Text"><text:s text:c="10"/>&lt;PC-Coordinates_aid_E&gt;14&lt;/PC-Coordinates_aid_E&gt;</text:p>
      <text:p text:style-name="Preformatted_20_Text"><text:s text:c="10"/>&lt;PC-Coordinates_aid_E&gt;15&lt;/PC-Coordinates_aid_E&gt;</text:p>
      <text:p text:style-name="Preformatted_20_Text"><text:s text:c="10"/>&lt;PC-Coordinates_aid_E&gt;16&lt;/PC-Coordinates_aid_E&gt;</text:p>
      <text:p text:style-name="Preformatted_20_Text"><text:s text:c="8"/>&lt;/PC-Coordinates_aid&gt;</text:p>
      <text:p text:style-name="Preformatted_20_Text"><text:s text:c="8"/>&lt;PC-Coordinates_conformers&gt;</text:p>
      <text:p text:style-name="Preformatted_20_Text"><text:s text:c="10"/>&lt;PC-Conformer&gt;</text:p>
      <text:p text:style-name="Preformatted_20_Text"><text:s text:c="12"/>&lt;PC-Conformer_x&gt;</text:p>
      <text:p text:style-name="Preformatted_20_Text"><text:s text:c="14"/>&lt;PC-Conformer_x_E&gt;0.1921&lt;/PC-Conformer_x_E&gt;</text:p>
      <text:p text:style-name="Preformatted_20_Text"><text:s text:c="14"/>&lt;PC-Conformer_x_E&gt;-2.0715&lt;/PC-Conformer_x_E&gt;</text:p>
      <text:p text:style-name="Preformatted_20_Text"><text:s text:c="14"/>&lt;PC-Conformer_x_E&gt;1.574&lt;/PC-Conformer_x_E&gt;</text:p>
      <text:p text:style-name="Preformatted_20_Text"><text:soft-page-break/><text:s text:c="14"/>&lt;PC-Conformer_x_E&gt;0.7566&lt;/PC-Conformer_x_E&gt;</text:p>
      <text:p text:style-name="Preformatted_20_Text"><text:s text:c="14"/>&lt;PC-Conformer_x_E&gt;-1.7194&lt;/PC-Conformer_x_E&gt;</text:p>
      <text:p text:style-name="Preformatted_20_Text"><text:s text:c="14"/>&lt;PC-Conformer_x_E&gt;3.0549&lt;/PC-Conformer_x_E&gt;</text:p>
      <text:p text:style-name="Preformatted_20_Text"><text:s text:c="14"/>&lt;PC-Conformer_x_E&gt;-0.718&lt;/PC-Conformer_x_E&gt;</text:p>
      <text:p text:style-name="Preformatted_20_Text"><text:s text:c="14"/>&lt;PC-Conformer_x_E&gt;-0.5245&lt;/PC-Conformer_x_E&gt;</text:p>
      <text:p text:style-name="Preformatted_20_Text"><text:s text:c="14"/>&lt;PC-Conformer_x_E&gt;0.3383&lt;/PC-Conformer_x_E&gt;</text:p>
      <text:p text:style-name="Preformatted_20_Text"><text:s text:c="14"/>&lt;PC-Conformer_x_E&gt;1.7483&lt;/PC-Conformer_x_E&gt;</text:p>
      <text:p text:style-name="Preformatted_20_Text"><text:s text:c="14"/>&lt;PC-Conformer_x_E&gt;-2.6308&lt;/PC-Conformer_x_E&gt;</text:p>
      <text:p text:style-name="Preformatted_20_Text"><text:s text:c="14"/>&lt;PC-Conformer_x_E&gt;-2.5706&lt;/PC-Conformer_x_E&gt;</text:p>
      <text:p text:style-name="Preformatted_20_Text"><text:s text:c="14"/>&lt;PC-Conformer_x_E&gt;2.4078&lt;/PC-Conformer_x_E&gt;</text:p>
      <text:p text:style-name="Preformatted_20_Text"><text:s text:c="14"/>&lt;PC-Conformer_x_E&gt;-3.7015&lt;/PC-Conformer_x_E&gt;</text:p>
      <text:p text:style-name="Preformatted_20_Text"><text:s text:c="14"/>&lt;PC-Conformer_x_E&gt;3.2905&lt;/PC-Conformer_x_E&gt;</text:p>
      <text:p text:style-name="Preformatted_20_Text"><text:s text:c="14"/>&lt;PC-Conformer_x_E&gt;3.8223&lt;/PC-Conformer_x_E&gt;</text:p>
      <text:p text:style-name="Preformatted_20_Text"><text:s text:c="12"/>&lt;/PC-Conformer_x&gt;</text:p>
      <text:p text:style-name="Preformatted_20_Text"><text:s text:c="12"/>&lt;PC-Conformer_y&gt;</text:p>
      <text:p text:style-name="Preformatted_20_Text"><text:s text:c="14"/>&lt;PC-Conformer_y_E&gt;2.6659&lt;/PC-Conformer_y_E&gt;</text:p>
      <text:p text:style-name="Preformatted_20_Text"><text:s text:c="14"/>&lt;PC-Conformer_y_E&gt;0.6588&lt;/PC-Conformer_y_E&gt;</text:p>
      <text:p text:style-name="Preformatted_20_Text"><text:s text:c="14"/>&lt;PC-Conformer_y_E&gt;0.8031&lt;/PC-Conformer_y_E&gt;</text:p>
      <text:p text:style-name="Preformatted_20_Text"><text:s text:c="14"/>&lt;PC-Conformer_y_E&gt;-1.4536&lt;/PC-Conformer_y_E&gt;</text:p>
      <text:p text:style-name="Preformatted_20_Text"><text:s text:c="14"/>&lt;PC-Conformer_y_E&gt;-1.5432&lt;/PC-Conformer_y_E&gt;</text:p>
      <text:p text:style-name="Preformatted_20_Text"><text:s text:c="14"/>&lt;PC-Conformer_y_E&gt;-1.01&lt;/PC-Conformer_y_E&gt;</text:p>
      <text:p text:style-name="Preformatted_20_Text"><text:soft-page-break/><text:s text:c="14"/>&lt;PC-Conformer_y_E&gt;0.4885&lt;/PC-Conformer_y_E&gt;</text:p>
      <text:p text:style-name="Preformatted_20_Text"><text:s text:c="14"/>&lt;PC-Conformer_y_E&gt;-0.8731&lt;/PC-Conformer_y_E&gt;</text:p>
      <text:p text:style-name="Preformatted_20_Text"><text:s text:c="14"/>&lt;PC-Conformer_y_E&gt;1.4486&lt;/PC-Conformer_y_E&gt;</text:p>
      <text:p text:style-name="Preformatted_20_Text"><text:s text:c="14"/>&lt;PC-Conformer_y_E&gt;-0.5924&lt;/PC-Conformer_y_E&gt;</text:p>
      <text:p text:style-name="Preformatted_20_Text"><text:s text:c="14"/>&lt;PC-Conformer_y_E&gt;-0.5926&lt;/PC-Conformer_y_E&gt;</text:p>
      <text:p text:style-name="Preformatted_20_Text"><text:s text:c="14"/>&lt;PC-Conformer_y_E&gt;1.5386&lt;/PC-Conformer_y_E&gt;</text:p>
      <text:p text:style-name="Preformatted_20_Text"><text:s text:c="14"/>&lt;PC-Conformer_y_E&gt;1.3835&lt;/PC-Conformer_y_E&gt;</text:p>
      <text:p text:style-name="Preformatted_20_Text"><text:s text:c="14"/>&lt;PC-Conformer_y_E&gt;-0.7392&lt;/PC-Conformer_y_E&gt;</text:p>
      <text:p text:style-name="Preformatted_20_Text"><text:s text:c="14"/>&lt;PC-Conformer_y_E&gt;-1.9965&lt;/PC-Conformer_y_E&gt;</text:p>
      <text:p text:style-name="Preformatted_20_Text"><text:s text:c="14"/>&lt;PC-Conformer_y_E&gt;-0.3471&lt;/PC-Conformer_y_E&gt;</text:p>
      <text:p text:style-name="Preformatted_20_Text"><text:s text:c="12"/>&lt;/PC-Conformer_y&gt;</text:p>
      <text:p text:style-name="Preformatted_20_Text"><text:s text:c="12"/>&lt;PC-Conformer_z&gt;</text:p>
      <text:p text:style-name="Preformatted_20_Text"><text:s text:c="14"/>&lt;PC-Conformer_z_E&gt;-0.0004&lt;/PC-Conformer_z_E&gt;</text:p>
      <text:p text:style-name="Preformatted_20_Text"><text:s text:c="14"/>&lt;PC-Conformer_z_E&gt;0.0006&lt;/PC-Conformer_z_E&gt;</text:p>
      <text:p text:style-name="Preformatted_20_Text"><text:s text:c="14"/>&lt;PC-Conformer_z_E&gt;0.0001&lt;/PC-Conformer_z_E&gt;</text:p>
      <text:p text:style-name="Preformatted_20_Text"><text:s text:c="14"/>&lt;PC-Conformer_z_E&gt;-0.0003&lt;/PC-Conformer_z_E&gt;</text:p>
      <text:p text:style-name="Preformatted_20_Text"><text:s text:c="14"/>&lt;PC-Conformer_z_E&gt;-0.0006&lt;/PC-Conformer_z_E&gt;</text:p>
      <text:p text:style-name="Preformatted_20_Text"><text:s text:c="14"/>&lt;PC-Conformer_z_E&gt;0.0005&lt;/PC-Conformer_z_E&gt;</text:p>
      <text:p text:style-name="Preformatted_20_Text"><text:s text:c="14"/>&lt;PC-Conformer_z_E&gt;-0.0001&lt;/PC-Conformer_z_E&gt;</text:p>
      <text:p text:style-name="Preformatted_20_Text"><text:s text:c="14"/>&lt;PC-Conformer_z_E&gt;-0.0004&lt;/PC-Conformer_z_E&gt;</text:p>
      <text:p text:style-name="Preformatted_20_Text"><text:s text:c="14"/>&lt;PC-Conformer_z_E&gt;-0.0001&lt;/PC-Conformer_z_E&gt;</text:p>
      <text:p text:style-name="Preformatted_20_Text"><text:soft-page-break/><text:s text:c="14"/>&lt;PC-Conformer_z_E&gt;0&lt;/PC-Conformer_z_E&gt;</text:p>
      <text:p text:style-name="Preformatted_20_Text"><text:s text:c="14"/>&lt;PC-Conformer_z_E&gt;0.0005&lt;/PC-Conformer_z_E&gt;</text:p>
      <text:p text:style-name="Preformatted_20_Text"><text:s text:c="14"/>&lt;PC-Conformer_z_E&gt;0.0012&lt;/PC-Conformer_z_E&gt;</text:p>
      <text:p text:style-name="Preformatted_20_Text"><text:s text:c="14"/>&lt;PC-Conformer_z_E&gt;0.0003&lt;/PC-Conformer_z_E&gt;</text:p>
      <text:p text:style-name="Preformatted_20_Text"><text:s text:c="14"/>&lt;PC-Conformer_z_E&gt;0.001&lt;/PC-Conformer_z_E&gt;</text:p>
      <text:p text:style-name="Preformatted_20_Text"><text:s text:c="14"/>&lt;PC-Conformer_z_E&gt;0.0006&lt;/PC-Conformer_z_E&gt;</text:p>
      <text:p text:style-name="Preformatted_20_Text"><text:s text:c="14"/>&lt;PC-Conformer_z_E&gt;0.0008&lt;/PC-Conformer_z_E&gt;</text:p>
      <text:p text:style-name="Preformatted_20_Text"><text:s text:c="12"/>&lt;/PC-Conformer_z&gt;</text:p>
      <text:p text:style-name="Preformatted_20_Text"><text:s text:c="12"/>&lt;PC-Conformer_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Conformer&lt;/PC-Urn_label&gt;</text:p>
      <text:p text:style-name="Preformatted_20_Text"><text:s text:c="20"/>&lt;PC-Urn_name&gt;ID&lt;/PC-Urn_name&gt;</text:p>
      <text:p text:style-name="Preformatted_20_Text"><text:s text:c="20"/>&lt;PC-Urn_datatype&gt;</text:p>
      <text:p text:style-name="Preformatted_20_Text"><text:s text:c="22"/>&lt;PC-UrnDataType value="uint64"&gt;11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11.26&lt;/PC-Urn_release&gt;</text:p>
      <text:p text:style-name="Preformatted_20_Text"><text:soft-page-break/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sval&gt;081204EA00000001&lt;/PC-InfoData_value_s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Energy&lt;/PC-Urn_label&gt;</text:p>
      <text:p text:style-name="Preformatted_20_Text"><text:s text:c="20"/>&lt;PC-Urn_name&gt;MMFF94 NoEstat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1.7.2&lt;/PC-Urn_version&gt;</text:p>
      <text:p text:style-name="Preformatted_20_Text"><text:s text:c="20"/>&lt;PC-Urn_software&gt;Szybki&lt;/PC-Urn_software&gt;</text:p>
      <text:p text:style-name="Preformatted_20_Text"><text:s text:c="20"/>&lt;PC-Urn_source&gt;openeye.com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oft-page-break/><text:s text:c="18"/>&lt;PC-InfoData_value_fval&gt;19.8237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Feature&lt;/PC-Urn_label&gt;</text:p>
      <text:p text:style-name="Preformatted_20_Text"><text:s text:c="20"/>&lt;PC-Urn_name&gt;Self Overlap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35.692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oft-page-break/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Fingerprint&lt;/PC-Urn_label&gt;</text:p>
      <text:p text:style-name="Preformatted_20_Text"><text:s text:c="20"/>&lt;PC-Urn_name&gt;Shape&lt;/PC-Urn_name&gt;</text:p>
      <text:p text:style-name="Preformatted_20_Text"><text:s text:c="20"/>&lt;PC-Urn_datatype&gt;</text:p>
      <text:p text:style-name="Preformatted_20_Text"><text:s text:c="22"/>&lt;PC-UrnDataType value="stringlist"&gt;2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slist&gt;</text:p>
      <text:p text:style-name="Preformatted_20_Text"><text:s text:c="20"/>&lt;PC-InfoData_value_slist_E&gt;14128692 85 18341615965974198326&lt;/PC-InfoData_value_slist_E&gt;</text:p>
      <text:p text:style-name="Preformatted_20_Text"><text:s text:c="20"/>&lt;PC-InfoData_value_slist_E&gt;16945 1 18266459797903208514&lt;/PC-InfoData_value_slist_E&gt;</text:p>
      <text:p text:style-name="Preformatted_20_Text"><text:s text:c="20"/>&lt;PC-InfoData_value_slist_E&gt;18185500 45 18410575076115478779&lt;/PC-InfoData_value_slist_E&gt;</text:p>
      <text:p text:style-name="Preformatted_20_Text"><text:s text:c="20"/>&lt;PC-InfoData_value_slist_E&gt;193761 8 17762338419668170242&lt;/PC-InfoData_value_slist_E&gt;</text:p>
      <text:p text:style-name="Preformatted_20_Text"><text:s text:c="20"/>&lt;PC-InfoData_value_slist_E&gt;21040471 1 17329710336670807493&lt;/PC-InfoData_value_slist_E&gt;</text:p>
      <text:p text:style-name="Preformatted_20_Text"><text:soft-page-break/><text:s text:c="20"/>&lt;PC-InfoData_value_slist_E&gt;23552423 10 18048598406574020975&lt;/PC-InfoData_value_slist_E&gt;</text:p>
      <text:p text:style-name="Preformatted_20_Text"><text:s text:c="20"/>&lt;PC-InfoData_value_slist_E&gt;241688 4 18410573963729505488&lt;/PC-InfoData_value_slist_E&gt;</text:p>
      <text:p text:style-name="Preformatted_20_Text"><text:s text:c="20"/>&lt;PC-InfoData_value_slist_E&gt;2748010 2 18411415137385107948&lt;/PC-InfoData_value_slist_E&gt;</text:p>
      <text:p text:style-name="Preformatted_20_Text"><text:s text:c="20"/>&lt;PC-InfoData_value_slist_E&gt;29004967 10 18410013255706769003&lt;/PC-InfoData_value_slist_E&gt;</text:p>
      <text:p text:style-name="Preformatted_20_Text"><text:s text:c="20"/>&lt;PC-InfoData_value_slist_E&gt;5084963 1 18201440349730731203&lt;/PC-InfoData_value_slist_E&gt;</text:p>
      <text:p text:style-name="Preformatted_20_Text"><text:s text:c="18"/>&lt;/PC-InfoData_value_slist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 text:c="20"/>&lt;PC-Urn_name&gt;Multipoles&lt;/PC-Urn_name&gt;</text:p>
      <text:p text:style-name="Preformatted_20_Text"><text:s text:c="20"/>&lt;PC-Urn_datatype&gt;</text:p>
      <text:p text:style-name="Preformatted_20_Text"><text:s text:c="22"/>&lt;PC-UrnDataType value="doublevec"&gt;8&lt;/PC-UrnDataType&gt;</text:p>
      <text:p text:style-name="Preformatted_20_Text"><text:s text:c="20"/>&lt;/PC-Urn_datatype&gt;</text:p>
      <text:p text:style-name="Preformatted_20_Text"><text:s text:c="20"/>&lt;PC-Urn_version&gt;1.8.3&lt;/PC-Urn_version&gt;</text:p>
      <text:p text:style-name="Preformatted_20_Text"><text:s text:c="20"/>&lt;PC-Urn_software&gt;OEShape&lt;/PC-Urn_software&gt;</text:p>
      <text:p text:style-name="Preformatted_20_Text"><text:s text:c="20"/>&lt;PC-Urn_source&gt;openeye.com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oft-page-break/><text:s text:c="16"/>&lt;/PC-InfoData_urn&gt;</text:p>
      <text:p text:style-name="Preformatted_20_Text"><text:s text:c="16"/>&lt;PC-InfoData_value&gt;</text:p>
      <text:p text:style-name="Preformatted_20_Text"><text:s text:c="18"/>&lt;PC-InfoData_value_fvec&gt;</text:p>
      <text:p text:style-name="Preformatted_20_Text"><text:s text:c="20"/>&lt;PC-InfoData_value_fvec_E&gt;195.6&lt;/PC-InfoData_value_fvec_E&gt;</text:p>
      <text:p text:style-name="Preformatted_20_Text"><text:s text:c="20"/>&lt;PC-InfoData_value_fvec_E&gt;3.28&lt;/PC-InfoData_value_fvec_E&gt;</text:p>
      <text:p text:style-name="Preformatted_20_Text"><text:s text:c="20"/>&lt;PC-InfoData_value_fvec_E&gt;2.03&lt;/PC-InfoData_value_fvec_E&gt;</text:p>
      <text:p text:style-name="Preformatted_20_Text"><text:s text:c="20"/>&lt;PC-InfoData_value_fvec_E&gt;0.57&lt;/PC-InfoData_value_fvec_E&gt;</text:p>
      <text:p text:style-name="Preformatted_20_Text"><text:s text:c="20"/>&lt;PC-InfoData_value_fvec_E&gt;0.34&lt;/PC-InfoData_value_fvec_E&gt;</text:p>
      <text:p text:style-name="Preformatted_20_Text"><text:s text:c="20"/>&lt;PC-InfoData_value_fvec_E&gt;1.13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-1.35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0.27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-0.02&lt;/PC-InfoData_value_fvec_E&gt;</text:p>
      <text:p text:style-name="Preformatted_20_Text"><text:s text:c="20"/>&lt;PC-InfoData_value_fvec_E&gt;0&lt;/PC-InfoData_value_fvec_E&gt;</text:p>
      <text:p text:style-name="Preformatted_20_Text"><text:s text:c="20"/>&lt;PC-InfoData_value_fvec_E&gt;0&lt;/PC-InfoData_value_fvec_E&gt;</text:p>
      <text:p text:style-name="Preformatted_20_Text"><text:s text:c="18"/>&lt;/PC-InfoData_value_fvec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oft-page-break/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 text:c="20"/>&lt;PC-Urn_name&gt;Self Overlap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2.1&lt;/PC-Urn_version&gt;</text:p>
      <text:p text:style-name="Preformatted_20_Text"><text:s text:c="20"/>&lt;PC-Urn_software&gt;PubChem&lt;/PC-Urn_software&gt;</text:p>
      <text:p text:style-name="Preformatted_20_Text"><text:s text:c="20"/>&lt;PC-Urn_source&gt;ncbi.nlm.nih.gov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431.048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4"/>&lt;PC-InfoData&gt;</text:p>
      <text:p text:style-name="Preformatted_20_Text"><text:s text:c="16"/>&lt;PC-InfoData_urn&gt;</text:p>
      <text:p text:style-name="Preformatted_20_Text"><text:s text:c="18"/>&lt;PC-Urn&gt;</text:p>
      <text:p text:style-name="Preformatted_20_Text"><text:s text:c="20"/>&lt;PC-Urn_label&gt;Shape&lt;/PC-Urn_label&gt;</text:p>
      <text:p text:style-name="Preformatted_20_Text"><text:soft-page-break/><text:s text:c="20"/>&lt;PC-Urn_name&gt;Volume&lt;/PC-Urn_name&gt;</text:p>
      <text:p text:style-name="Preformatted_20_Text"><text:s text:c="20"/>&lt;PC-Urn_datatype&gt;</text:p>
      <text:p text:style-name="Preformatted_20_Text"><text:s text:c="22"/>&lt;PC-UrnDataType value="double"&gt;7&lt;/PC-UrnDataType&gt;</text:p>
      <text:p text:style-name="Preformatted_20_Text"><text:s text:c="20"/>&lt;/PC-Urn_datatype&gt;</text:p>
      <text:p text:style-name="Preformatted_20_Text"><text:s text:c="20"/>&lt;PC-Urn_version&gt;1.8.3&lt;/PC-Urn_version&gt;</text:p>
      <text:p text:style-name="Preformatted_20_Text"><text:s text:c="20"/>&lt;PC-Urn_software&gt;OEShape&lt;/PC-Urn_software&gt;</text:p>
      <text:p text:style-name="Preformatted_20_Text"><text:s text:c="20"/>&lt;PC-Urn_source&gt;openeye.com&lt;/PC-Urn_source&gt;</text:p>
      <text:p text:style-name="Preformatted_20_Text"><text:s text:c="20"/>&lt;PC-Urn_release&gt;2012.11.26&lt;/PC-Urn_release&gt;</text:p>
      <text:p text:style-name="Preformatted_20_Text"><text:s text:c="18"/>&lt;/PC-Urn&gt;</text:p>
      <text:p text:style-name="Preformatted_20_Text"><text:s text:c="16"/>&lt;/PC-InfoData_urn&gt;</text:p>
      <text:p text:style-name="Preformatted_20_Text"><text:s text:c="16"/>&lt;PC-InfoData_value&gt;</text:p>
      <text:p text:style-name="Preformatted_20_Text"><text:s text:c="18"/>&lt;PC-InfoData_value_fval&gt;104.6&lt;/PC-InfoData_value_fval&gt;</text:p>
      <text:p text:style-name="Preformatted_20_Text"><text:s text:c="16"/>&lt;/PC-InfoData_value&gt;</text:p>
      <text:p text:style-name="Preformatted_20_Text"><text:s text:c="14"/>&lt;/PC-InfoData&gt;</text:p>
      <text:p text:style-name="Preformatted_20_Text"><text:s text:c="12"/>&lt;/PC-Conformer_data&gt;</text:p>
      <text:p text:style-name="Preformatted_20_Text"><text:s text:c="10"/>&lt;/PC-Conformer&gt;</text:p>
      <text:p text:style-name="Preformatted_20_Text"><text:s text:c="8"/>&lt;/PC-Coordinates_conformers&gt;</text:p>
      <text:p text:style-name="Preformatted_20_Text"><text:s text:c="8"/>&lt;PC-Coordinates_data&gt;</text:p>
      <text:p text:style-name="Preformatted_20_Text"><text:s text:c="10"/>&lt;PC-InfoData&gt;</text:p>
      <text:p text:style-name="Preformatted_20_Text"><text:s text:c="12"/>&lt;PC-InfoData_urn&gt;</text:p>
      <text:p text:style-name="Preformatted_20_Text"><text:s text:c="14"/>&lt;PC-Urn&gt;</text:p>
      <text:p text:style-name="Preformatted_20_Text"><text:soft-page-break/><text:s text:c="16"/>&lt;PC-Urn_label&gt;Conformer&lt;/PC-Urn_label&gt;</text:p>
      <text:p text:style-name="Preformatted_20_Text"><text:s text:c="16"/>&lt;PC-Urn_name&gt;RMSD&lt;/PC-Urn_name&gt;</text:p>
      <text:p text:style-name="Preformatted_20_Text"><text:s text:c="16"/>&lt;PC-Urn_datatype&gt;</text:p>
      <text:p text:style-name="Preformatted_20_Text"><text:s text:c="18"/>&lt;PC-UrnDataType value="double"&gt;7&lt;/PC-UrnDataType&gt;</text:p>
      <text:p text:style-name="Preformatted_20_Text"><text:s text:c="16"/>&lt;/PC-Urn_datatype&gt;</text:p>
      <text:p text:style-name="Preformatted_20_Text"><text:s text:c="16"/>&lt;PC-Urn_release&gt;2012.11.26&lt;/PC-Urn_release&gt;</text:p>
      <text:p text:style-name="Preformatted_20_Text"><text:s text:c="14"/>&lt;/PC-Urn&gt;</text:p>
      <text:p text:style-name="Preformatted_20_Text"><text:s text:c="12"/>&lt;/PC-InfoData_urn&gt;</text:p>
      <text:p text:style-name="Preformatted_20_Text"><text:s text:c="12"/>&lt;PC-InfoData_value&gt;</text:p>
      <text:p text:style-name="Preformatted_20_Text"><text:s text:c="14"/>&lt;PC-InfoData_value_fval&gt;0.4&lt;/PC-InfoData_value_fval&gt;</text:p>
      <text:p text:style-name="Preformatted_20_Text"><text:s text:c="12"/>&lt;/PC-InfoData_value&gt;</text:p>
      <text:p text:style-name="Preformatted_20_Text"><text:s text:c="10"/>&lt;/PC-InfoData&gt;</text:p>
      <text:p text:style-name="Preformatted_20_Text"><text:s text:c="10"/>&lt;PC-InfoData&gt;</text:p>
      <text:p text:style-name="Preformatted_20_Text"><text:s text:c="12"/>&lt;PC-InfoData_urn&gt;</text:p>
      <text:p text:style-name="Preformatted_20_Text"><text:s text:c="14"/>&lt;PC-Urn&gt;</text:p>
      <text:p text:style-name="Preformatted_20_Text"><text:s text:c="16"/>&lt;PC-Urn_label&gt;Diverse Conformer&lt;/PC-Urn_label&gt;</text:p>
      <text:p text:style-name="Preformatted_20_Text"><text:s text:c="16"/>&lt;PC-Urn_name&gt;ID List&lt;/PC-Urn_name&gt;</text:p>
      <text:p text:style-name="Preformatted_20_Text"><text:s text:c="16"/>&lt;PC-Urn_datatype&gt;</text:p>
      <text:p text:style-name="Preformatted_20_Text"><text:s text:c="18"/>&lt;PC-UrnDataType value="uintvec"&gt;6&lt;/PC-UrnDataType&gt;</text:p>
      <text:p text:style-name="Preformatted_20_Text"><text:s text:c="16"/>&lt;/PC-Urn_datatype&gt;</text:p>
      <text:p text:style-name="Preformatted_20_Text"><text:s text:c="16"/>&lt;PC-Urn_release&gt;2012.11.26&lt;/PC-Urn_release&gt;</text:p>
      <text:p text:style-name="Preformatted_20_Text"><text:soft-page-break/><text:s text:c="14"/>&lt;/PC-Urn&gt;</text:p>
      <text:p text:style-name="Preformatted_20_Text"><text:s text:c="12"/>&lt;/PC-InfoData_urn&gt;</text:p>
      <text:p text:style-name="Preformatted_20_Text"><text:s text:c="12"/>&lt;PC-InfoData_value&gt;</text:p>
      <text:p text:style-name="Preformatted_20_Text"><text:s text:c="14"/>&lt;PC-InfoData_value_ivec&gt;</text:p>
      <text:p text:style-name="Preformatted_20_Text"><text:s text:c="16"/>&lt;PC-InfoData_value_ivec_E&gt;1&lt;/PC-InfoData_value_ivec_E&gt;</text:p>
      <text:p text:style-name="Preformatted_20_Text"><text:s text:c="14"/>&lt;/PC-InfoData_value_ivec&gt;</text:p>
      <text:p text:style-name="Preformatted_20_Text"><text:s text:c="12"/>&lt;/PC-InfoData_value&gt;</text:p>
      <text:p text:style-name="Preformatted_20_Text"><text:s text:c="10"/>&lt;/PC-InfoData&gt;</text:p>
      <text:p text:style-name="Preformatted_20_Text"><text:s text:c="8"/>&lt;/PC-Coordinates_data&gt;</text:p>
      <text:p text:style-name="Preformatted_20_Text"><text:s text:c="6"/>&lt;/PC-Coordinates&gt;</text:p>
      <text:p text:style-name="Preformatted_20_Text"><text:s text:c="4"/>&lt;/PC-Compound_coords&gt;</text:p>
      <text:p text:style-name="Preformatted_20_Text"><text:s text:c="4"/>&lt;PC-Compound_props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harge&lt;/PC-Urn_label&gt;</text:p>
      <text:p text:style-name="Preformatted_20_Text"><text:s text:c="12"/>&lt;PC-Urn_name&gt;MMFF94 Partial&lt;/PC-Urn_name&gt;</text:p>
      <text:p text:style-name="Preformatted_20_Text"><text:s text:c="12"/>&lt;PC-Urn_datatype&gt;</text:p>
      <text:p text:style-name="Preformatted_20_Text"><text:s text:c="14"/>&lt;PC-UrnDataType value="stringlist"&gt;2&lt;/PC-UrnDataType&gt;</text:p>
      <text:p text:style-name="Preformatted_20_Text"><text:s text:c="12"/>&lt;/PC-Urn_datatype&gt;</text:p>
      <text:p text:style-name="Preformatted_20_Text"><text:s text:c="12"/>&lt;PC-Urn_version&gt;1.9.0&lt;/PC-Urn_version&gt;</text:p>
      <text:p text:style-name="Preformatted_20_Text"><text:soft-page-break/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2.11.26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list&gt;</text:p>
      <text:p text:style-name="Preformatted_20_Text"><text:s text:c="12"/>&lt;PC-InfoData_value_slist_E&gt;16&lt;/PC-InfoData_value_slist_E&gt;</text:p>
      <text:p text:style-name="Preformatted_20_Text"><text:s text:c="12"/>&lt;PC-InfoData_value_slist_E&gt;1 -0.57&lt;/PC-InfoData_value_slist_E&gt;</text:p>
      <text:p text:style-name="Preformatted_20_Text"><text:s text:c="12"/>&lt;PC-InfoData_value_slist_E&gt;10 0.56&lt;/PC-InfoData_value_slist_E&gt;</text:p>
      <text:p text:style-name="Preformatted_20_Text"><text:s text:c="12"/>&lt;PC-InfoData_value_slist_E&gt;11 0.04&lt;/PC-InfoData_value_slist_E&gt;</text:p>
      <text:p text:style-name="Preformatted_20_Text"><text:s text:c="12"/>&lt;PC-InfoData_value_slist_E&gt;12 0.27&lt;/PC-InfoData_value_slist_E&gt;</text:p>
      <text:p text:style-name="Preformatted_20_Text"><text:s text:c="12"/>&lt;PC-InfoData_value_slist_E&gt;13 0.37&lt;/PC-InfoData_value_slist_E&gt;</text:p>
      <text:p text:style-name="Preformatted_20_Text"><text:s text:c="12"/>&lt;PC-InfoData_value_slist_E&gt;14 0.15&lt;/PC-InfoData_value_slist_E&gt;</text:p>
      <text:p text:style-name="Preformatted_20_Text"><text:s text:c="12"/>&lt;PC-InfoData_value_slist_E&gt;15 0.4&lt;/PC-InfoData_value_slist_E&gt;</text:p>
      <text:p text:style-name="Preformatted_20_Text"><text:s text:c="12"/>&lt;PC-InfoData_value_slist_E&gt;16 0.4&lt;/PC-InfoData_value_slist_E&gt;</text:p>
      <text:p text:style-name="Preformatted_20_Text"><text:s text:c="12"/>&lt;PC-InfoData_value_slist_E&gt;2 0.03&lt;/PC-InfoData_value_slist_E&gt;</text:p>
      <text:p text:style-name="Preformatted_20_Text"><text:s text:c="12"/>&lt;PC-InfoData_value_slist_E&gt;3 -0.49&lt;/PC-InfoData_value_slist_E&gt;</text:p>
      <text:p text:style-name="Preformatted_20_Text"><text:s text:c="12"/>&lt;PC-InfoData_value_slist_E&gt;4 -0.57&lt;/PC-InfoData_value_slist_E&gt;</text:p>
      <text:p text:style-name="Preformatted_20_Text"><text:s text:c="12"/>&lt;PC-InfoData_value_slist_E&gt;5 -0.57&lt;/PC-InfoData_value_slist_E&gt;</text:p>
      <text:p text:style-name="Preformatted_20_Text"><text:s text:c="12"/>&lt;PC-InfoData_value_slist_E&gt;6 -0.85&lt;/PC-InfoData_value_slist_E&gt;</text:p>
      <text:p text:style-name="Preformatted_20_Text"><text:soft-page-break/><text:s text:c="12"/>&lt;PC-InfoData_value_slist_E&gt;7 -0.24&lt;/PC-InfoData_value_slist_E&gt;</text:p>
      <text:p text:style-name="Preformatted_20_Text"><text:s text:c="12"/>&lt;PC-InfoData_value_slist_E&gt;8 0.35&lt;/PC-InfoData_value_slist_E&gt;</text:p>
      <text:p text:style-name="Preformatted_20_Text"><text:s text:c="12"/>&lt;PC-InfoData_value_slist_E&gt;9 0.71&lt;/PC-InfoData_value_slist_E&gt;</text:p>
      <text:p text:style-name="Preformatted_20_Text"><text:s text:c="10"/>&lt;/PC-InfoData_value_slist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Effective Rotor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1.9.0&lt;/PC-Urn_version&gt;</text:p>
      <text:p text:style-name="Preformatted_20_Text"><text:s text:c="12"/>&lt;PC-Urn_software&gt;OE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2.11.26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oft-page-break/><text:s text:c="10"/>&lt;PC-InfoData_value_fval&gt;0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Features&lt;/PC-Urn_label&gt;</text:p>
      <text:p text:style-name="Preformatted_20_Text"><text:s text:c="12"/>&lt;PC-Urn_name&gt;Pharmacophore&lt;/PC-Urn_name&gt;</text:p>
      <text:p text:style-name="Preformatted_20_Text"><text:s text:c="12"/>&lt;PC-Urn_datatype&gt;</text:p>
      <text:p text:style-name="Preformatted_20_Text"><text:s text:c="14"/>&lt;PC-UrnDataType value="stringlist"&gt;2&lt;/PC-UrnDataType&gt;</text:p>
      <text:p text:style-name="Preformatted_20_Text"><text:s text:c="12"/>&lt;/PC-Urn_datatype&gt;</text:p>
      <text:p text:style-name="Preformatted_20_Text"><text:s text:c="12"/>&lt;PC-Urn_parameters&gt;ImplicitMillsDean merged&lt;/PC-Urn_parameters&gt;</text:p>
      <text:p text:style-name="Preformatted_20_Text"><text:s text:c="12"/>&lt;PC-Urn_version&gt;1.8.3&lt;/PC-Urn_version&gt;</text:p>
      <text:p text:style-name="Preformatted_20_Text"><text:s text:c="12"/>&lt;PC-Urn_software&gt;OEShape&lt;/PC-Urn_software&gt;</text:p>
      <text:p text:style-name="Preformatted_20_Text"><text:s text:c="12"/>&lt;PC-Urn_source&gt;openeye.com&lt;/PC-Urn_source&gt;</text:p>
      <text:p text:style-name="Preformatted_20_Text"><text:s text:c="12"/>&lt;PC-Urn_release&gt;2012.11.26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list&gt;</text:p>
      <text:p text:style-name="Preformatted_20_Text"><text:s text:c="12"/>&lt;PC-InfoData_value_slist_E&gt;7&lt;/PC-InfoData_value_slist_E&gt;</text:p>
      <text:p text:style-name="Preformatted_20_Text"><text:soft-page-break/><text:s text:c="12"/>&lt;PC-InfoData_value_slist_E&gt;1 1 acceptor&lt;/PC-InfoData_value_slist_E&gt;</text:p>
      <text:p text:style-name="Preformatted_20_Text"><text:s text:c="12"/>&lt;PC-InfoData_value_slist_E&gt;1 2 donor&lt;/PC-InfoData_value_slist_E&gt;</text:p>
      <text:p text:style-name="Preformatted_20_Text"><text:s text:c="12"/>&lt;PC-InfoData_value_slist_E&gt;1 3 donor&lt;/PC-InfoData_value_slist_E&gt;</text:p>
      <text:p text:style-name="Preformatted_20_Text"><text:s text:c="12"/>&lt;PC-InfoData_value_slist_E&gt;1 6 donor&lt;/PC-InfoData_value_slist_E&gt;</text:p>
      <text:p text:style-name="Preformatted_20_Text"><text:s text:c="12"/>&lt;PC-InfoData_value_slist_E&gt;3 2 5 11 cation&lt;/PC-InfoData_value_slist_E&gt;</text:p>
      <text:p text:style-name="Preformatted_20_Text"><text:s text:c="12"/>&lt;PC-InfoData_value_slist_E&gt;5 2 5 7 8 11 rings&lt;/PC-InfoData_value_slist_E&gt;</text:p>
      <text:p text:style-name="Preformatted_20_Text"><text:s text:c="12"/>&lt;PC-InfoData_value_slist_E&gt;6 3 4 7 8 9 10 rings&lt;/PC-InfoData_value_slist_E&gt;</text:p>
      <text:p text:style-name="Preformatted_20_Text"><text:s text:c="10"/>&lt;/PC-InfoData_value_slist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4"/>&lt;/PC-Compound_props&gt;</text:p>
      <text:p text:style-name="Preformatted_20_Text"><text:s text:c="4"/>&lt;PC-Compound_count&gt;</text:p>
      <text:p text:style-name="Preformatted_20_Text"><text:s text:c="6"/>&lt;PC-Count&gt;</text:p>
      <text:p text:style-name="Preformatted_20_Text"><text:s text:c="8"/>&lt;PC-Count_heavy-atom&gt;11&lt;/PC-Count_heavy-atom&gt;</text:p>
      <text:p text:style-name="Preformatted_20_Text"><text:s text:c="8"/>&lt;PC-Count_atom-chiral&gt;0&lt;/PC-Count_atom-chiral&gt;</text:p>
      <text:p text:style-name="Preformatted_20_Text"><text:s text:c="8"/>&lt;PC-Count_atom-chiral-def&gt;0&lt;/PC-Count_atom-chiral-def&gt;</text:p>
      <text:p text:style-name="Preformatted_20_Text"><text:s text:c="8"/>&lt;PC-Count_atom-chiral-undef&gt;0&lt;/PC-Count_atom-chiral-undef&gt;</text:p>
      <text:p text:style-name="Preformatted_20_Text"><text:s text:c="8"/>&lt;PC-Count_bond-chiral&gt;0&lt;/PC-Count_bond-chiral&gt;</text:p>
      <text:p text:style-name="Preformatted_20_Text"><text:s text:c="8"/>&lt;PC-Count_bond-chiral-def&gt;0&lt;/PC-Count_bond-chiral-def&gt;</text:p>
      <text:p text:style-name="Preformatted_20_Text"><text:s text:c="8"/>&lt;PC-Count_bond-chiral-undef&gt;0&lt;/PC-Count_bond-chiral-undef&gt;</text:p>
      <text:p text:style-name="Preformatted_20_Text"><text:s text:c="8"/>&lt;PC-Count_isotope-atom&gt;0&lt;/PC-Count_isotope-atom&gt;</text:p>
      <text:p text:style-name="Preformatted_20_Text"><text:soft-page-break/><text:s text:c="8"/>&lt;PC-Count_covalent-unit&gt;1&lt;/PC-Count_covalent-unit&gt;</text:p>
      <text:p text:style-name="Preformatted_20_Text"><text:s text:c="8"/>&lt;PC-Count_tautomers&gt;-1&lt;/PC-Count_tautomers&gt;</text:p>
      <text:p text:style-name="Preformatted_20_Text"><text:s text:c="6"/>&lt;/PC-Count&gt;</text:p>
      <text:p text:style-name="Preformatted_20_Text"><text:s text:c="4"/>&lt;/PC-Compound_count&gt;</text:p>
      <text:p text:style-name="Preformatted_20_Text"><text:s text:c="2"/>&lt;/PC-Compound&gt;</text:p>
      <text:p text:style-name="Preformatted_20_Text">&lt;/PC-Compound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document-statistic meta:table-count="0" meta:image-count="0" meta:object-count="0" meta:page-count="24" meta:paragraph-count="488" meta:word-count="607" meta:character-count="23202" meta:non-whitespace-character-count="16759"/>
    <meta:generator>LibreOffice/7.0.1.2$Linux_X86_64 LibreOffice_project/7cbcfc562f6eb6708b5ff7d7397325de9e764452</meta:generator>
  </office:meta>
</office:document-meta>
</file>